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officeooo:rsid="000d6e04" officeooo:paragraph-rsid="000d6e04"/>
    </style:style>
    <style:style style:name="P2" style:family="paragraph" style:parent-style-name="Standard">
      <style:text-properties officeooo:paragraph-rsid="000d6e04"/>
    </style:style>
    <style:style style:name="P3" style:family="paragraph" style:parent-style-name="Standard">
      <style:text-properties officeooo:rsid="000d6e04" officeooo:paragraph-rsid="000d6e04"/>
    </style:style>
    <style:style style:name="P4" style:family="paragraph" style:parent-style-name="Standard" style:list-style-name="L3">
      <style:text-properties officeooo:rsid="000d6e04" officeooo:paragraph-rsid="000d6e04"/>
    </style:style>
    <style:style style:name="P5" style:family="paragraph" style:parent-style-name="Standard" style:list-style-name="L3">
      <style:text-properties officeooo:paragraph-rsid="000fddb0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Liberation Serif" officeooo:rsid="000d6e04" officeooo:paragraph-rsid="000d6e04"/>
    </style:style>
    <style:style style:name="T1" style:family="text"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0d6e04"/>
    </style:style>
    <style:style style:name="T4" style:family="text">
      <style:text-properties style:font-name="Liberation Serif" officeooo:rsid="000e59cb"/>
    </style:style>
    <style:style style:name="T5" style:family="text">
      <style:text-properties style:font-name="Liberation Serif" officeooo:rsid="000fddb0"/>
    </style:style>
    <style:style style:name="T6" style:family="text">
      <style:text-properties style:font-name="Liberation Serif" fo:font-weight="bold" officeooo:rsid="000d748a" style:font-weight-asian="bold" style:font-weight-complex="bold"/>
    </style:style>
    <style:style style:name="T7" style:family="text">
      <style:text-properties officeooo:rsid="000fddb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ень 1. Задание 2. Жуков Павел</text:p>
      <text:p text:style-name="P1"/>
      <text:p text:style-name="P2"><text:span text:style-name="T6">Предобработка данных строительного магазина.</text:span></text:p>
      <text:p text:style-name="P2"><text:span text:style-name="T6"/></text:p>
      <text:p text:style-name="P2"><text:span text:style-name="T3">2. Предлобработка данных</text:span></text:p>
      <text:p text:style-name="P2"><text:span text:style-name="T3"/></text:p>
      <text:p text:style-name="P3"><text:span text:style-name="T2">Необходимо предобработать датасет DataSet2021.xlsx так, чтобы с ним можно было работать в дальнейшем.</text:span></text:p>
      <text:p text:style-name="P3"><text:span text:style-name="T2"/></text:p>
      <text:p text:style-name="P3"><text:span text:style-name="T2">По результатам анализа стало ясно, что простое разделение таблицы по символу запятой не поможет, поскольку в файле имеются данные формата «4,5 мм» и «Строительные материалы, дверь», которые не могут оказаться в различных столбцах. Поэтому были совершены следующие действия:</text:span></text:p>
      <text:list xml:id="list1439739992" text:style-name="L3">
        <text:list-item>
          <text:p text:style-name="P4"><text:span text:style-name="T2">Выделены все вхождения элементов «, » (запятая-пробел) в ячейки и заменены на элемент «!» (будет потом обработан и изменен «обратно»)</text:span></text:p>
        </text:list-item>
        <text:list-item>
          <text:p text:style-name="P4"><text:span text:style-name="T2">Все числовые значения («4,5 мм») выделены с помощью следующего регулярного выражения («RegEx») «\d{1,2},(\d{1,2})\s?(x|х|m{1,2}|м{1,2})», выделяющего все числа формата «xx,yy», после которых идет (с пробелом или без) «</text:span><text:span text:style-name="T4">x» или </text:span><text:span text:style-name="T2">«м» или «мм» («m» или «mm»), и заменены вручную</text:span></text:p>
        </text:list-item>
        <text:list-item>
          <text:p text:style-name="P5"><text:span text:style-name="T5">Цена является дробным числом, поэтому пятое с конца числовое значение необходимо представить в виде числа с точкой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 style:writing-mode="lr-tb"/>
      <style:text-properties style:font-name="Liberation Serif" officeooo:rsid="000d6e04" officeooo:paragraph-rsid="000d6e04"/>
    </style:style>
    <style:style style:name="MT1" style:family="text"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text-emphasize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age-number text:select-page="current">1</text:page-number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0T14:14:07.826687889</meta:creation-date>
    <dc:date>2021-03-10T14:43:20.587877097</dc:date>
    <meta:editing-duration>PT18M41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9" meta:word-count="141" meta:character-count="995" meta:non-whitespace-character-count="866"/>
  </office:meta>
</office:document-meta>
</file>